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officeooo:rsid="00067d05" officeooo:paragraph-rsid="00067d05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nsacciones</text:p>
      <text:p text:style-name="P2"><text:bookmark text:name="yui_3_9_1_2_1461257578918_216"/>/*</text:p>
      <text:p text:style-name="P2">START TRANSACTION // BEGIN</text:p>
      <text:p text:style-name="P2">insert / update /delete</text:p>
      <text:p text:style-name="P2">guardar los datos -- COMMITT</text:p>
      <text:p text:style-name="P2">No queremos guardar --- ROLLBACK</text:p>
      <text:p text:style-name="P2">*/</text:p>
      <text:p text:style-name="P2">SET AUTOCOMMIT = 0;</text:p>
      <text:p text:style-name="P2">use ejemplofacturacion;</text:p>
      <text:p text:style-name="P2">select * from cliente;</text:p>
      <text:p text:style-name="P2">INSERT INTO cliente VALUES </text:p>
      <text:p text:style-name="P2">    (0,</text:p>
      <text:p text:style-name="P2">    'Jonh',</text:p>
      <text:p text:style-name="P2">    'DOE',</text:p>
      <text:p text:style-name="P2">    'c. DOE 9',</text:p>
      <text:p text:style-name="P2">    '1978-05-04',</text:p>
      <text:p text:style-name="P2">    '987635241',</text:p>
      <text:p text:style-name="P2">    'jdoe@iessonferrer.net',</text:p>
      <text:p text:style-name="P2">    'b');</text:p>
      <text:p text:style-name="P2">Commit;</text:p>
      <text:p text:style-name="P2">Start TRANSACTION;</text:p>
      <text:p text:style-name="P2">INSERT INTO cliente VALUES </text:p>
      <text:p text:style-name="P2">    (0,</text:p>
      <text:p text:style-name="P2">    'Joana',</text:p>
      <text:p text:style-name="P2">    'DOE',</text:p>
      <text:p text:style-name="P2">    'c. DOE 9',</text:p>
      <text:p text:style-name="P2">    '1978-05-04',</text:p>
      <text:p text:style-name="P2">    '7539518246',</text:p>
      <text:p text:style-name="P2">    'jodoe@iessonferrer.net',</text:p>
      <text:p text:style-name="P2">    'b');</text:p>
      <text:p text:style-name="P2">Start TRANSACTION;</text:p>
      <text:p text:style-name="P2">INSERT INTO cliente VALUES </text:p>
      <text:p text:style-name="P2">    (0,</text:p>
      <text:p text:style-name="P2">    'Joana',</text:p>
      <text:p text:style-name="P2">    'DOE',</text:p>
      <text:p text:style-name="P2">    'c. DOE 9',</text:p>
      <text:p text:style-name="P2">    '1978-05-04',</text:p>
      <text:p text:style-name="P2">    '7539518246',</text:p>
      <text:p text:style-name="P2">    'jodoe@iessonferrer.net',</text:p>
      <text:p text:style-name="P2">    'b');</text:p>
      <text:p text:style-name="P2">INSERT INTO cliente VALUES </text:p>
      <text:p text:style-name="P2">    (0,</text:p>
      <text:p text:style-name="P2">    'Mariana',</text:p>
      <text:p text:style-name="P2">    'DOE',</text:p>
      <text:p text:style-name="P2">    'c. DOE 9',</text:p>
      <text:p text:style-name="P2"><text:soft-page-break/>    '1987-05-04',</text:p>
      <text:p text:style-name="P2">    '951378462',</text:p>
      <text:p text:style-name="P2">    'mdoe@iessonferrer.net',</text:p>
      <text:p text:style-name="P2">    'c');</text:p>
      <text:p text:style-name="P2">select * from cliente;</text:p>
      <text:p text:style-name="P2">Rollback;</text:p>
      <text:p text:style-name="P2">select * from cliente;</text:p>
      <text:p text:style-name="P2">/*Savepoint*/</text:p>
      <text:p text:style-name="P2">Start TRANSACTION;</text:p>
      <text:p text:style-name="P2">INSERT INTO cliente VALUES </text:p>
      <text:p text:style-name="P2">    (0,</text:p>
      <text:p text:style-name="P2">    'Joana',</text:p>
      <text:p text:style-name="P2">    'DOE',</text:p>
      <text:p text:style-name="P2">    'c. DOE 9',</text:p>
      <text:p text:style-name="P2">    '1978-05-04',</text:p>
      <text:p text:style-name="P2">    '7539518246',</text:p>
      <text:p text:style-name="P2">    'jodoe@iessonferrer.net',</text:p>
      <text:p text:style-name="P2">    'b');</text:p>
      <text:p text:style-name="P2">SAVEPOINT a;</text:p>
      <text:p text:style-name="P2">INSERT INTO cliente VALUES </text:p>
      <text:p text:style-name="P2">    (0,</text:p>
      <text:p text:style-name="P2">    'Mariana',</text:p>
      <text:p text:style-name="P2">    'DOE',</text:p>
      <text:p text:style-name="P2">    'c. DOE 9',</text:p>
      <text:p text:style-name="P2">    '1987-05-04',</text:p>
      <text:p text:style-name="P2">    '951378462',</text:p>
      <text:p text:style-name="P2">    'mdoe@iessonferrer.net',</text:p>
      <text:p text:style-name="P2">    'c');</text:p>
      <text:p text:style-name="P2">select * from cliente;</text:p>
      <text:p text:style-name="P2">Rollback to a;</text:p>
      <text:p text:style-name="P2">select * from cliente;</text:p>
      <text:p text:style-name="P2">Rollback;</text:p>
      <text:p text:style-name="P4">select * from cliente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8:53:23.330756909</meta:creation-date>
    <dc:date>2016-04-21T18:53:59.651181828</dc:date>
    <meta:editing-duration>P0D</meta:editing-duration>
    <meta:editing-cycles>1</meta:editing-cycles>
    <meta:document-statistic meta:table-count="0" meta:image-count="0" meta:object-count="0" meta:page-count="2" meta:paragraph-count="78" meta:word-count="150" meta:character-count="1273" meta:non-whitespace-character-count="1003"/>
    <meta:generator>LibreOffice/4.2.8.2$Linux_X86_64 LibreOffice_project/420m0$Build-2</meta:generator>
  </office:meta>
</office:document-meta>
</file>